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2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3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4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5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6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7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8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9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0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1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8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29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0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1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2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3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4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5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6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7" style:parent-style-name="Обычный" style:family="paragraph">
      <style:paragraph-properties fo:text-align="justify"/>
      <style:text-properties style:font-name="Times New Roman" style:font-name-asian="Times New Roman" fo:color="#000000" fo:font-size="13.5pt" style:font-size-asian="13.5pt" style:font-size-complex="13.5pt" style:language-asian="ru" style:country-asian="RU"/>
    </style:style>
    <style:style style:name="P138" style:parent-style-name="Обычный" style:family="paragraph">
      <style:paragraph-properties fo:text-align="justify"/>
    </style:style>
  </office:automatic-styles>
  <office:body>
    <office:text text:use-soft-page-breaks="true">
      <text:p text:style-name="P1"/>
      <text:p text:style-name="P2">Лев Николаевич Толстой</text:p>
      <text:p text:style-name="P3">Рассказы о детях</text:p>
      <text:p text:style-name="P4"/>
      <text:p text:style-name="P5">ЛГУН</text:p>
      <text:p text:style-name="P6">(басня)</text:p>
      <text:p text:style-name="P7">Мальчик стерёг овец и, будто увидав волка, стал звать:</text:p>
      <text:p text:style-name="P8">— Помогите, волк!.Волк!</text:p>
      <text:p text:style-name="P9">Мужики прибежали и видят: неправда. Как сделал он так и два и три раза, случилось — и вправду набежал волк.</text:p>
      <text:p text:style-name="P10">Мальчик стал кричать:</text:p>
      <text:p text:style-name="P11">— Сюда, сюда скорей, волк!</text:p>
      <text:p text:style-name="P12">Мужики подумали, что опять по-всегдашнему обманывает, — не послушали его.</text:p>
      <text:p text:style-name="P13">Волк видит, бояться нечего: на просторе перерезал всё стадо.</text:p>
      <text:p text:style-name="P14"/>
      <text:p text:style-name="P15">КАК ТЕТУШКА РАССКАЗЫВАЛА О ТОМ, КАК ОНА ВЫУЧИЛАСЬ ШИТЬ</text:p>
      <text:p text:style-name="P16">Когда мне было шесть лет, я просила мать дать мне шить. Она сказала: «Ты ещё мала, ты только пальцы наколешь», а я всё приставала.</text:p>
      <text:p text:style-name="P17">Мать достала из сундука красный лоскут и дала мне; потом вдела в иголку красную нитку и показала мне, как держать.</text:p>
      <text:p text:style-name="P18">Я стала шить, но не могла делать ровных стежков; один стежок выходил большой, а другой попадал на самый край и прорывался насквозь. Потом я уколола палец и хотела не заплакать, да мать спросила меня: «Что ты?» — я не удержалась и заплакала. Тогда мать велела мне идти играть.</text:p>
      <text:p text:style-name="P19">Когда я легла спать, мне всё мерещились стежки; я всё думала о том, как мне скорее выучиться шить, и мне казалось так трудно, что я никогда не выучусь.</text:p>
      <text:p text:style-name="P20">А теперь я выросла большая и не помню, как выучилась шить; и когда я учу шить свою девочку, удивляюсь, как она не может держать иголку.</text:p>
      <text:p text:style-name="P21"/>
      <text:p text:style-name="P22"/>
      <text:p text:style-name="P23"/>
      <text:soft-page-break/>
      <text:p text:style-name="P24">КАК МАЛЬЧИК РАССКАЗЫВАЛ ПРО ТО, КАК ЕГО В ЛЕСУ ЗАСТАЛА ГРОЗА</text:p>
      <text:p text:style-name="P25">Когда я был маленький, меня послали в лес за грибами. Я дошёл до лесу, набрал грибов и хотел идти домой. Вдруг стало темно, пошёл дождь и загремело. Я испугался и сел под большой дуб. Блеснула молния, такая светлая, что мне глазам больно стало, и я зажмурился. Над моей головой что-то затрещало и загремело; потом что-то ударило меня в голову. Я упал и лежал до тех пор, пока перестал дождь. Когда я очнулся, по всему лесу капало с деревьев, пели птицы и играло солнышко. Большой дуб сломался, и из пня шёл дым. Вокруг меня лежали оскрётки[1] от дуба. Платье на мне было всё мокрое и липло к телу; на голове была шишка, и было немножко больно. Я нашёл свою шапку, взял грибы и побежал домой. Дома никого не было; я достал в столе хлеба и влез на печку. Когда я проснулся, я увидал с печки, что грибы мои изжарили, поставили на стол и уже хотят есть. Я закричал: «Что вы без меня едите?» Они говорят: «Что ж ты спишь? Иди скорей, ешь».</text:p>
      <text:p text:style-name="P26"/>
      <text:p text:style-name="P27">КОСТОЧКА</text:p>
      <text:p text:style-name="P28">Купила мать слив и хотела дать их детям после обеда. Они ещё лежали на тарелке. Ваня никогда не ел слив и всё нюхал их. И очень они ему нравились. Очень хотелось съесть. Он всё ходил мимо слив. Когда никого не было в горнице, он не удержался, схватил одну сливу и съел. Перед обедом мать сочла сливы и видит— одной нет. Она сказала отцу.</text:p>
      <text:p text:style-name="P29">За обедом отец и говорит:</text:p>
      <text:p text:style-name="P30">— А что, дети, не съел ли кто-нибудь одну сливу?</text:p>
      <text:p text:style-name="P31">Все сказали:</text:p>
      <text:p text:style-name="P32">— Нет.</text:p>
      <text:p text:style-name="P33">Ваня покраснел, как рак, и сказал тоже:</text:p>
      <text:p text:style-name="P34">— Нет, я не ел.</text:p>
      <text:p text:style-name="P35">Тогда отец сказал:</text:p>
      <text:p text:style-name="P36">— Что съел кто-нибудь из вас, это нехорошо; но не в том беда. Беда в том, что в сливах есть косточки, и если кто не умеет их есть и проглотит косточку, то через день умрёт. Я этого боюсь.</text:p>
      <text:p text:style-name="P37">Ваня побледнел и сказал:</text:p>
      <text:p text:style-name="P38">— Нет, я косточку бросил за окошко.</text:p>
      <text:p text:style-name="P39">И все засмеялись, а Ваня заплакал.</text:p>
      <text:soft-page-break/>
      <text:p text:style-name="P40">ДЕВОЧКА И ГРИБЫ</text:p>
      <text:p text:style-name="P41">Две девочки шли домой с грибами.</text:p>
      <text:p text:style-name="P42">Им надо было переходить через железную дорогу.</text:p>
      <text:p text:style-name="P43">Они думали, что машина далеко, взлезли на насыпь и пошли через рельсы.</text:p>
      <text:p text:style-name="P44">Вдруг зашумела машина. Старшая девочка побежала назад, а меньшая перебежала через дорогу.</text:p>
      <text:p text:style-name="P45">Старшая девочка закричала сестре:</text:p>
      <text:p text:style-name="P46">«Не ходи назад!»</text:p>
      <text:p text:style-name="P47">Но машина была так близко и так громко шумела, что меньшая девочка не расслышала; она подумала, что ей велят бежать назад. Она побежала назад через рельсы, споткнулась, выронила грибы и стала подбирать их.</text:p>
      <text:p text:style-name="P48">Машина уже была близко, и машинист свистел что было силы.</text:p>
      <text:p text:style-name="P49">Старшая девочка кричала:</text:p>
      <text:p text:style-name="P50">«Брось грибы!», а маленькая девочка думала, что ей велят собрать грибы, и ползала по дороге.</text:p>
      <text:p text:style-name="P51">Машинист не мог удержать машины. Она свистала изо всех сил и наехала на девочку.</text:p>
      <text:p text:style-name="P52">Старшая девочка кричала и плакала. Все проезжающие смотрели из окон вагонов, а кондуктор побежал на конец поезда, чтобы видеть, что сделалось с девочкой.</text:p>
      <text:p text:style-name="P53">Когда поезд прошёл, все увидали, что девочка лежит между рельсами головой вниз и не шевелится.</text:p>
      <text:p text:style-name="P54">Потом, когда поезд уже отъехал далеко, девочка подняла голову, вскочила на колени, собрала грибы и побежала к сестре.</text:p>
      <text:p text:style-name="P55"/>
      <text:p text:style-name="P56">КАК МАЛЬЧИК РАССКАЗЫВАЛ О ТОМ, КАК ОН ДЕДУШКЕ НАШЕЛ ПЧЕЛИНЫХ МАТОК</text:p>
      <text:p text:style-name="P57">Мой дедушка летом жил на пчельнике. Когда я прихаживал к нему, он давал мне мёду.</text:p>
      <text:p text:style-name="P58">Один раз я пришёл на пчельник и стал ходить промеж ульев. Я не боялся пчёл, потому что дед научил меня тихо ходить по осеку[2].</text:p>
      <text:p text:style-name="P59">И пчёлы привыкли ко мне и не кусали. В одном улье я услышал, что-то квохчет.</text:p>
      <text:p text:style-name="P60">Я пришёл к деду в избушку и рассказал ему.</text:p>
      <text:p text:style-name="P61">Он пошёл со мною, сам послушал и сказал:</text:p>
      <text:soft-page-break/>
      <text:p text:style-name="P62">— Из этого улья уже вылетел один рой, первак, со старой маткой; а теперь молодые матки вывелись. Это они кричат. Они завтра с другим роем вылетать будут.</text:p>
      <text:p text:style-name="P63">Я спросил у дедушки:</text:p>
      <text:p text:style-name="P64">— Какие такие бывают матки?</text:p>
      <text:p text:style-name="P65">Он сказал:</text:p>
      <text:p text:style-name="P66">— Приходи завтра; бог даст, отроится, — я тебе покажу и мёду дам.</text:p>
      <text:p text:style-name="P67">Когда я на другой день пришёл к дедушке, у него в сенях висели две закрытые роевни с пчёлами. Дед велел мне надеть сетку и обвязал мне её платком по шее; потом взял одну закрытую роевню с пчёлами и понёс её на пчельник. Пчёлы гудели в ней. Я боялся их и запрятал руки в портки; но мне хотелось посмотреть матку, и я пошёл за дедом.</text:p>
      <text:p text:style-name="P68">На осеке дед подошёл к пустой колоде, приладил корытце, открыл роевню и вытряхнул из неё пчёл на корыто. Пчёлы поползли по корыту в колоду и всё трубили, а дед веничком пошевеливал их.</text:p>
      <text:p text:style-name="P69">— А вот и матка! — Дед указал мне веничком, и я увидал длинную пчелу с короткими крылышками. Она проползла с другими и скрылась.</text:p>
      <text:p text:style-name="P70">Потом дед снял с меня сетку и пошёл в избушку. Там он дал мне большой кусок мёду, я съел его и обмазал себе щёки и руки.</text:p>
      <text:p text:style-name="P71">Когда я пришёл домой, мать сказала:</text:p>
      <text:p text:style-name="P72">— Опять тебя, баловник, дед мёдом кормил.</text:p>
      <text:p text:style-name="P73">А я сказал:</text:p>
      <text:p text:style-name="P74">— Он за то мне дал мёду, что я ему вчера нашёл улей с молодыми матками, а нынче мы с ним рой сажали.</text:p>
      <text:p text:style-name="P75"/>
      <text:p text:style-name="P76">ПОЖАР</text:p>
      <text:p text:style-name="P77">В жнитво мужики и бабы ушли на работу. В деревне остались только старые да малые. В одной избе остались бабушка и трое внучат. Бабушка истопила печку и легла отдохнуть. На неё садились мухи и кусали её. Она закрыла голову полотенцем и заснула.</text:p>
      <text:p text:style-name="P78">Одна из внучек, Маша (ей было три года), открыла печку, нагребла угольев в черепок и пошла в сени. А в сенях лежали снопы. Бабы приготовили эти снопы на свясла[3]. Маша принесла уголья, положила под снопы и стала дуть. Когда солома стала загораться, она обрадовалась, пошла в избу и привела за руку брата, Кирюшку (ему было полтора года, он только что выучился ходить), и сказала:</text:p>
      <text:soft-page-break/>
      <text:p text:style-name="P79">— Глянь, Килюска, какую я печку вздула.</text:p>
      <text:p text:style-name="P80">Снопы уже горели и трещали. Когда застлало сени дымом, Маша испугалась и побежала назад в избу. Кирюшка упал на пороге, расшиб нос и заплакал. Маша втащила его в избу, и они оба спрятались под лавку. Бабушка ничего не слыхала и спала.</text:p>
      <text:p text:style-name="P81">Старший мальчик, Ваня (ему было восемь лет), был на улице. Когда он увидал, что из сеней валит дым, он вбежал в дверь, сквозь дым проскочил в избу и стал будить бабушку; но бабушка спросонков ошалела и забыла про детей, выскочила и побежала по дворам за народом. Маша тем временем сидела под лавкой и молчала; только маленький мальчик кричал, потому что больно разбил себе нос. Ваня услыхал его крик, поглядел под лавку и закричал Маше:</text:p>
      <text:p text:style-name="P82">— Беги, сгоришь!</text:p>
      <text:p text:style-name="P83">Маша побежала в сени, но от дыма и от огня нельзя было пройти. Она вернулась назад. Тогда Ваня поднял окно и велел ей лезть.</text:p>
      <text:p text:style-name="P84">Когда она пролезла, Ваня схватил брата и потащил его. Но мальчик был тяжёл и не давался брату. Он плакал и толкал Ваню. Ваня два раза упал, пока дотащил его к окну: дверь в избе уже загорелась. Ваня просунул мальчи-кову голову в окно и хотел протолкнуть его; но мальчик (он очень испугался) ухватился ручонками и не пускал их. Тогда Ваня закричал Маше:</text:p>
      <text:p text:style-name="P85">— Тащи его за голову! — и сам толкал сзади.</text:p>
      <text:p text:style-name="P86">И так они вытащили его в окно на улицу и сами выскочили.</text:p>
      <text:p text:style-name="P87"/>
      <text:p text:style-name="P88">КОРОВА</text:p>
      <text:p text:style-name="P89">Жила вдова Марья с своей матерью и с шестью детьми. Жили они бедно. Но купили на последние деньги бурую корову, чтоб было молоко для детей. Старшие дети кормили Бурёнушку в поле и давали ей помои дома. Один раз мать вышла со двора, а старший мальчик Миша полез за хлебом на полку, уронил стакан и разбил его. Миша испугался, что мать его будет бранить, подобрал большие стёкла от стакана, вынес на двор и зарыл в навозе, а маленькие стёклышки все подобрал и бросил в лоханку. Мать хватилась стакана, стала спрашивать, но Миша не сказал; и так дело осталось.</text:p>
      <text:p text:style-name="P90">На другой день после обеда пошла мать давать Бурёнушке помои из лоханки, видит — Бурёнушка скучна и не ест корма. Стали лечить корову, позвали бабку. Бабка сказала: «Корова жива не будет, надо её убить на мясо». Позвали мужика, стали бить корову. Дети услыхали, как на дворе заревела Бурёнушка. Собрались все на печку и стали плакать. Когда убили Бурёнушку, сняли шкуру и разрезали на части, у ней в горле нашли стекло.</text:p>
      <text:soft-page-break/>
      <text:p text:style-name="P91">И узнали, что она издохла оттого, что ей попало стекло в помоях. Когда Миша узнал это, он стал горько плакать и признался матери о стакане. Мать ничего не сказала и сама заплакала. Она сказала:</text:p>
      <text:p text:style-name="P92">— Убили мы свою Бурёнушку, купить теперь не на что. Как проживут малые дети без молока?</text:p>
      <text:p text:style-name="P93">Миша ещё пуще стал плакать и не слезал с печи, когда ели студень из коровьей головы.</text:p>
      <text:p text:style-name="P94">Он каждый день во сне видел, как дядя Василий нёс за рога мёртвую бурую голову Бурёнушки с открытыми глазами и красной шеей.</text:p>
      <text:p text:style-name="P95">С тех пор у детей молока не было. Только по праздникам бывало молоко, когда Марья попросит у соседей горшочек. Случилось, барыне той деревни понадобилась к дитяти няня. Старушка и говорит дочери:</text:p>
      <text:p text:style-name="P96">— Отпусти меня, я пойду в няни, и тебе, может, бог поможет одной с детьми управляться. А я, бог даст, заслужу в год на корову.</text:p>
      <text:p text:style-name="P97">Так и сделали. Старушка ушла к барыне. А Марье ещё тяжелее с детьми стало. И дети без молока целый год жили: один кисель и тюрю ели и стали худые и бледные. Прошёл год, пришла старушка домой и принесла двадцать рублей.</text:p>
      <text:p text:style-name="P98">— Ну, дочка, — говорит, — теперь купим корову!</text:p>
      <text:p text:style-name="P99">Обрадовалась Марья, обрадовались все дети. Собрались Марья со старухой на базар покупать корову. Соседку попросили с детьми побыть, а соседа дядю Захара попросили с ними поехать, выбирать корову. Помолились богу, поехали в город. Дети пообедали и вышли на улицу смотреть: не ведут ли корову. Стали дети судить: какая будет корова — бурая или чёрная. Стали они говорить, как её кормить будут.</text:p>
      <text:p text:style-name="P100">Ждали они, ждали целый день. За версту ушли встречать корову, уж смеркаться стало, вернулись назад. Вдруг видят — по улице едет на телеге бабушка, а у заднего колеса идёт пёстрая корова, за рога привязана, и идёт сзади мать, хворостиной подгоняет.</text:p>
      <text:p text:style-name="P101">Подбежали дети, стали смотреть корову. Набрали хлеба, травы, стали кормить.</text:p>
      <text:p text:style-name="P102">Мать пошла в избу, разделась и вышла на двор с полотенцем и подойником. Она села под корову, обтёрла вымя. «Господи благослови!» Стала доить корову, а дети сели кругом и смотрели, как молоко брызнуло из вымя в край подойника и засвистело у матери из-под пальцев. Надоила мать половину подойника, снесла на погреб и отлила детям горшочек к ужину.</text:p>
      <text:p text:style-name="P103"/>
      <text:p text:style-name="P104">ФИЛИПОК</text:p>
      <text:soft-page-break/>
      <text:p text:style-name="P105">Был мальчик, звали его Филипп. Пошли раз все ребята в школу. Филипп взял шапку и хотел тоже идти. Но мать сказала ему:</text:p>
      <text:p text:style-name="P106">— Куда ты, Филипок, собрался?</text:p>
      <text:p text:style-name="P107">— В школу.</text:p>
      <text:p text:style-name="P108">— Ты ещё мал, не ходи. — И мать оставила его дома.</text:p>
      <text:p text:style-name="P109">Ребята ушли в школу. Отец ещё с утра уехал в лес, мать ушла на подённую работу. Остались в избе Филипок да бабушка на печке.</text:p>
      <text:p text:style-name="P110">Стало Филипку скучно одному, бабушка заснула, а он стал искать шапку. Своей не нашёл, взял старую отцовскую и пошёл в школу.</text:p>
      <text:p text:style-name="P111">Школа была за селом у церкви. Когда Филипп шёл по своей слободе, собаки не трогали его, они его знали. Но, когда он вышел к чужим дворам, выскочила Жучка, залаяла, а за Жучкой большая собака Волчок. Филипок бросился бежать, собаки за ним. Филипок стал кричать, споткнулся и упал. Вышел мужик, отогнал собак и сказал:</text:p>
      <text:p text:style-name="P112">— Куда ты, пострелёнок, один бежишь?</text:p>
      <text:p text:style-name="P113">Филипок ничего не сказал, подобрал полы и пустился бежать во весь дух. Прибежал он к школе. На крыльце никого нет, а в школе, слышно, гудят голоса ребят. На Филипка нашёл страх: «Что, как учитель меня прогонит?» И стал он думать, что ему делать. Назад идти — опять собака заест, в школу идти — учителя боится. Шла мимо школы баба с ведром и говорит:</text:p>
      <text:p text:style-name="P114">— Все учатся, а ты что тут стоишь?</text:p>
      <text:p text:style-name="P115">Филипок и пошёл в школу.</text:p>
      <text:p text:style-name="P116">В сенцах снял шапку и отворил дверь. Школа вся была полна ребят. Все кричали своё, и учитель в красном шарфе ходил посередине.</text:p>
      <text:p text:style-name="P117">— Ты что? — закричал он на Филипка.</text:p>
      <text:p text:style-name="P118">Филипок ухватился за шапку и ничего не говорил.</text:p>
      <text:p text:style-name="P119">— Да ты кто?</text:p>
      <text:p text:style-name="P120">Филипок молчал.</text:p>
      <text:p text:style-name="P121">— Или ты немой?</text:p>
      <text:p text:style-name="P122">Филипок так напугался, что говорить не мог.</text:p>
      <text:p text:style-name="P123">— Ну, так иди домой, коли говорить не хочешь.</text:p>
      <text:p text:style-name="P124">А Филипок рад бы что сказать, да в горле у него от страха пересохло. Он посмотрел на учителя и заплакал. Тогда учителю жалко его стало. Он погладил его по голове и спросил у ребят, кто этот мальчик.</text:p>
      <text:soft-page-break/>
      <text:p text:style-name="P125">— Это Филипок, Костюшкин брат, он давно просится в школу, да мать не пускает его, и он украдкой пришёл в школу.</text:p>
      <text:p text:style-name="P126">— Ну, садись на лавку возле брата, а я твою мать попрошу, чтоб пускала тебя в школу.</text:p>
      <text:p text:style-name="P127">Учитель стал показывать Филипку буквы, а Филипок их уже знал и немножко читать умел.</text:p>
      <text:p text:style-name="P128">— Ну-ка, сложи своё имя.</text:p>
      <text:p text:style-name="P129">Филипок сказал:</text:p>
      <text:p text:style-name="P130">— Хве-и — хви, ле-и — ли, пе-ок — пок.</text:p>
      <text:p text:style-name="P131">Все засмеялись.</text:p>
      <text:p text:style-name="P132">— Молодец, — сказал учитель. — Кто же тебя учил читать?</text:p>
      <text:p text:style-name="P133">Филипок осмелился и сказал:</text:p>
      <text:p text:style-name="P134">— Костюшка! Я бедовый, я сразу всё понял. Я страсть какой ловкий!</text:p>
      <text:p text:style-name="P135">Учитель засмеялся и сказал:</text:p>
      <text:p text:style-name="P136">— Ты погоди хвалиться, а поучись.</text:p>
      <text:p text:style-name="P137">С тех пор Филипок стал ходить с ребятами в школу.</text:p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ru" style:country-asian="RU" fo:hyphenate="false"/>
    </style:style>
    <style:style style:name="Заголовок4" style:display-name="Заголовок 4" style:family="paragraph" style:parent-style-name="Обычный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Обычный" style:display-name="Обычный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msonormal0" style:display-name="msonormal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Заголовок4Знак" style:display-name="Заголовок 4 Знак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Евгений Поздняк</meta:initial-creator>
    <dc:creator>Евгений Поздняк</dc:creator>
    <meta:creation-date>2020-09-28T07:46:00Z</meta:creation-date>
    <dc:date>2020-09-28T07:46:00Z</dc:date>
    <meta:print-date>2020-09-28T07:45:00Z</meta:print-date>
    <meta:template xlink:href="Normal.dotm" xlink:type="simple"/>
    <meta:editing-cycles>2</meta:editing-cycles>
    <meta:editing-duration>PT60S</meta:editing-duration>
    <meta:document-statistic meta:page-count="8" meta:paragraph-count="26" meta:word-count="1999" meta:character-count="13371" meta:row-count="94" meta:non-whitespace-character-count="11398"/>
  </office:meta>
</office:document-meta>
</file>